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801cm" style:rel-column-width="10797*"/>
    </style:style>
    <style:style style:name="Table1.B" style:family="table-column">
      <style:table-column-properties style:column-width="8.599cm" style:rel-column-width="33148*"/>
    </style:style>
    <style:style style:name="Table1.C" style:family="table-column">
      <style:table-column-properties style:column-width="5.6cm" style:rel-column-width="2159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justify" style:justify-single-word="false"/>
      <style:text-properties style:font-name="Liberation Sans"/>
    </style:style>
    <style:style style:name="P2" style:family="paragraph" style:parent-style-name="Table_20_Contents">
      <style:paragraph-properties fo:text-align="justify" style:justify-single-word="false"/>
      <style:text-properties style:font-name="Liberation Sans" officeooo:rsid="001565f0" officeooo:paragraph-rsid="001565f0"/>
    </style:style>
    <style:style style:name="P3" style:family="paragraph" style:parent-style-name="Table_20_Contents">
      <style:paragraph-properties fo:text-align="center" style:justify-single-word="false"/>
      <style:text-properties style:font-name="Liberation Sans" officeooo:rsid="001565f0" officeooo:paragraph-rsid="001565f0"/>
    </style:style>
    <style:style style:name="P4" style:family="paragraph" style:parent-style-name="Table_20_Contents">
      <style:paragraph-properties fo:text-align="justify" style:justify-single-word="false"/>
      <style:text-properties style:font-name="Liberation Sans" officeooo:rsid="0016da96"/>
    </style:style>
    <style:style style:name="P5" style:family="paragraph" style:parent-style-name="Table_20_Contents">
      <style:paragraph-properties fo:text-align="justify" style:justify-single-word="false"/>
      <style:text-properties style:font-name="Liberation Sans" officeooo:rsid="0016da96" officeooo:paragraph-rsid="0016da96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weight="bold" officeooo:rsid="00154a8d" officeooo:paragraph-rsid="00154a8d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Liberation Sans" fo:font-weight="bold" officeooo:rsid="00154a8d" officeooo:paragraph-rsid="00154a8d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Liberation Sans" fo:font-weight="bold" officeooo:rsid="001565f0" officeooo:paragraph-rsid="001565f0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Liberation Sans" fo:font-weight="normal" officeooo:rsid="00154a8d" officeooo:paragraph-rsid="00154a8d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Liberation Sans" fo:font-weight="normal" officeooo:rsid="00179cad" officeooo:paragraph-rsid="00179cad" style:font-weight-asian="normal" style:font-weight-complex="normal"/>
    </style:style>
    <style:style style:name="P11" style:family="paragraph" style:parent-style-name="Standard" style:list-style-name="L1">
      <style:paragraph-properties fo:text-align="justify" style:justify-single-word="false"/>
      <style:text-properties style:font-name="Liberation Sans" fo:font-weight="normal" officeooo:rsid="00179cad" officeooo:paragraph-rsid="00179cad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6pt" fo:font-weight="bold" officeooo:rsid="00194b3f" officeooo:paragraph-rsid="00194b3f" style:font-weight-asian="bold" style:font-weight-complex="bold"/>
    </style:style>
    <style:style style:name="P13" style:family="paragraph">
      <loext:graphic-properties draw:fill-color="#f3715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f04e4d" draw:fill-color="#f3715a" draw:textarea-horizontal-align="justify" draw:textarea-vertical-align="middle" draw:auto-grow-height="false" fo:min-height="4.919cm" fo:min-width="7.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Judul</text:p>
      <text:p text:style-name="P6"/>
      <text:p text:style-name="P6"><draw:custom-shape text:anchor-type="paragraph" draw:z-index="0" draw:name="Shape1" draw:style-name="gr1" draw:text-style-name="P13" svg:width="7.381cm" svg:height="4.92cm" svg:x="9.553cm" svg:y="0.286cm"><text:p/><draw:enhanced-geometry svg:viewBox="0 0 21600 21600" draw:type="rectangle" draw:enhanced-path="M 0 0 L 21600 0 21600 21600 0 21600 0 0 Z N"/></draw:custom-shape></text:p>
      <text:p text:style-name="P7">Informasi Ringkas:</text:p>
      <text:p text:style-name="P9">Nama Penulis<text:tab/>: </text:p>
      <text:p text:style-name="P9">Estimasi Waktu<text:tab/>: </text:p>
      <text:p text:style-name="P9">Jumlah Porsi<text:tab/><text:tab/>: </text:p>
      <text:p text:style-name="P9">Jenis Masakan<text:tab/>: </text:p>
      <text:p text:style-name="P9">Tingkat Kepedasan<text:tab/>: </text:p>
      <text:p text:style-name="P9">Ket. Tambahan<text:tab/>: </text:p>
      <text:p text:style-name="P9"><text:tab/><text:tab/><text:tab/>- </text:p>
      <text:p text:style-name="P9"><text:tab/><text:tab/><text:tab/>- </text:p>
      <text:p text:style-name="P9"><text:tab/><text:tab/><text:tab/>- </text:p>
      <text:p text:style-name="P9"><text:tab/><text:tab/><text:tab/>- </text:p>
      <text:p text:style-name="P9"><text:tab/><text:tab/><text:tab/><text:tab/></text:p>
      <text:p text:style-name="P9"/>
      <text:p text:style-name="P7">Deskripsi singkat:</text:p>
      <text:p text:style-name="P10"/>
      <text:p text:style-name="P10"/>
      <text:p text:style-name="P8">Bahan-Bahan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Jumlah/Berat</text:p>
          </table:table-cell>
          <table:table-cell table:style-name="Table1.A1" office:value-type="string">
            <text:p text:style-name="P3">Nama Bahan</text:p>
          </table:table-cell>
          <table:table-cell table:style-name="Table1.C1" office:value-type="string">
            <text:p text:style-name="P3">Keterangan tambahan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1">-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1">-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4">-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5">-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-</text:p>
          </table:table-cell>
        </table:table-row>
      </table:table>
      <text:p text:style-name="P8"/>
      <text:p text:style-name="P8"/>
      <text:p text:style-name="P8">Petunjuk Pembuatan</text:p>
      <text:list xml:id="list1051963818" text:style-name="L1">
        <text:list-item>
          <text:p text:style-name="P11"><text:s/></text:p>
        </text:list-item>
        <text:list-item>
          <text:p text:style-name="P11"><text:s/></text:p>
        </text:list-item>
        <text:list-item>
          <text:p text:style-name="P11"><text:s/></text:p>
        </text:list-item>
        <text:list-item>
          <text:p text:style-name="P11"><text:s/></text:p>
        </text:list-item>
        <text:list-item>
          <text:p text:style-name="P1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d" fo:country="ID" style:letter-kerning="true" style:font-name-asian="Lucida Sans Unicode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d" fo:country="ID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5:24:44.643017864</meta:creation-date>
    <dc:date>2018-05-17T16:58:11.371865780</dc:date>
    <meta:editing-duration>PT1H15M8S</meta:editing-duration>
    <meta:editing-cycles>4</meta:editing-cycles>
    <meta:generator>LibreOffice/6.0.4.2$Linux_X86_64 LibreOffice_project/00m0$Build-2</meta:generator>
    <meta:document-statistic meta:table-count="1" meta:image-count="0" meta:object-count="0" meta:page-count="1" meta:paragraph-count="29" meta:word-count="45" meta:character-count="254" meta:non-whitespace-character-count="206"/>
  </office:meta>
</office:document-meta>
</file>